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07cm"/>
    </style:style>
    <style:style style:name="co2" style:family="table-column">
      <style:table-column-properties fo:break-before="auto" style:column-width="1.801cm"/>
    </style:style>
    <style:style style:name="co3" style:family="table-column">
      <style:table-column-properties fo:break-before="auto" style:column-width="5.431cm"/>
    </style:style>
    <style:style style:name="co4" style:family="table-column">
      <style:table-column-properties fo:break-before="auto" style:column-width="3.489cm"/>
    </style:style>
    <style:style style:name="co5" style:family="table-column">
      <style:table-column-properties fo:break-before="auto" style:column-width="3.63cm"/>
    </style:style>
    <style:style style:name="co6" style:family="table-column">
      <style:table-column-properties fo:break-before="auto" style:column-width="3.602cm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1.046cm" fo:break-before="auto" style:use-optimal-row-height="true"/>
    </style:style>
    <style:style style:name="ro4" style:family="table-row">
      <style:table-row-properties style:row-height="0.496cm" fo:break-before="auto" style:use-optimal-row-height="fals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number:number-style style:name="N8003" number:language="en" number:country="IN">
      <number:number number:decimal-places="0" number:min-integer-digits="1" number:grouping="true"/>
    </number:number-style>
    <number:date-style style:name="N8033" number:language="en" number:country="IN" number:automatic-order="true">
      <number:day number:style="long"/>
      <number:text>/</number:text>
      <number:month number:textual="true"/>
    </number:date-style>
    <number:date-style style:name="N8037" number:language="en" number:country="IN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Excel_20_Built-in_20_Normal">
      <style:table-cell-properties fo:background-color="#95b3d7"/>
      <style:text-properties fo:color="#10243e" style:text-outline="false" style:text-line-through-style="none" style:font-name="Arial Black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Excel_20_Built-in_20_Normal">
      <style:table-cell-properties fo:background-color="#e6b9b8"/>
      <style:text-properties fo:color="#403152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Excel_20_Built-in_20_Normal">
      <style:table-cell-properties fo:background-color="#95b3d7"/>
      <style:text-properties fo:color="#10243e" style:text-outline="false" style:text-line-through-style="none" style:font-name="Arial Black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Excel_20_Built-in_20_Normal">
      <style:table-cell-properties fo:background-color="#8eb4e3"/>
      <style:text-properties fo:color="#10243e" style:text-outline="false" style:text-line-through-style="none" style:font-name="Arial Black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Excel_20_Built-in_20_Normal">
      <style:table-cell-properties fo:background-color="transparent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Excel_20_Built-in_20_Normal">
      <style:table-cell-properties fo:background-color="#f2dcdb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Excel_20_Built-in_20_Normal">
      <style:table-cell-properties fo:background-color="#ffff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Excel_20_Built-in_20_Normal">
      <style:table-cell-properties fo:background-color="#95b3d7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10243e" style:text-outline="false" style:text-line-through-style="none" style:font-name="Arial Black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10" style:family="table-cell" style:parent-style-name="Excel_20_Built-in_20_Normal">
      <style:text-properties style:font-name="Calibri"/>
    </style:style>
    <style:style style:name="ce1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</style:style>
    <style:style style:name="ce12" style:family="table-cell" style:parent-style-name="Excel_20_Built-in_20_Normal" style:data-style-name="N8003"/>
    <style:style style:name="ce13" style:family="table-cell" style:parent-style-name="Excel_20_Built-in_20_Normal">
      <style:table-cell-properties fo:background-color="#8eb4e3"/>
      <style:text-properties fo:color="#10243e" style:text-outline="false" style:text-line-through-style="none" style:font-name="Arial Black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Excel_20_Built-in_20_Normal" style:data-style-name="N8033"/>
    <style:style style:name="ce15" style:family="table-cell" style:parent-style-name="Excel_20_Built-in_20_Normal" style:data-style-name="N8037"/>
    <style:style style:name="ce16" style:family="table-cell" style:parent-style-name="Excel_20_Built-in_20_Normal">
      <style:text-properties fo:color="#10243e" style:text-outline="false" style:text-line-through-style="none" style:font-name="Arial Black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4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ce4"/>
        <table:table-column table:style-name="co3" table:default-cell-style-name="ce7"/>
        <table:table-column table:style-name="co4" table:default-cell-style-name="Excel_20_Built-in_20_Normal"/>
        <table:table-column table:style-name="co5" table:number-columns-repeated="2" table:default-cell-style-name="Excel_20_Built-in_20_Normal"/>
        <table:table-column table:style-name="co6" table:default-cell-style-name="Excel_20_Built-in_20_Normal"/>
        <table:table-column table:style-name="co1" table:number-columns-repeated="1017" table:default-cell-style-name="Excel_20_Built-in_20_Normal"/>
        <table:table-row table:style-name="ro3">
          <table:table-cell table:style-name="ce1"/>
          <table:table-cell table:style-name="ce3"/>
          <table:table-cell table:style-name="ce5"/>
          <table:table-cell table:style-name="ce9" office:value-type="string">
            <text:p>Sculpture Data</text:p>
          </table:table-cell>
          <table:table-cell table:style-name="ce1" table:number-columns-repeated="3"/>
          <table:table-cell table:style-name="ce13"/>
          <table:table-cell table:style-name="ce16" table:number-columns-repeated="1016"/>
        </table:table-row>
        <table:table-row table:style-name="ro2" table:number-rows-repeated="2">
          <table:table-cell table:number-columns-repeated="2"/>
          <table:table-cell table:style-name="ce6"/>
          <table:table-cell table:number-columns-repeated="1021"/>
        </table:table-row>
        <table:table-row table:style-name="ro2">
          <table:table-cell table:style-name="ce2" office:value-type="string">
            <text:p>Year</text:p>
          </table:table-cell>
          <table:table-cell table:style-name="ce2" office:value-type="string">
            <text:p>S. No</text:p>
          </table:table-cell>
          <table:table-cell table:style-name="ce2" office:value-type="string">
            <text:p>Title</text:p>
          </table:table-cell>
          <table:table-cell table:style-name="ce2" office:value-type="string">
            <text:p>Medium</text:p>
          </table:table-cell>
          <table:table-cell table:style-name="ce2" office:value-type="string">
            <text:p>Size (in inches)</text:p>
          </table:table-cell>
          <table:table-cell table:style-name="ce2" office:value-type="string">
            <text:p>Price (in Rupees)</text:p>
          </table:table-cell>
          <table:table-cell table:style-name="ce2" office:value-type="string">
            <text:p>Gallery</text:p>
          </table:table-cell>
          <table:table-cell table:style-name="ce2" office:value-type="string">
            <text:p>Addition</text:p>
          </table:table-cell>
          <table:table-cell table:style-name="ce2" office:value-type="string">
            <text:p>year</text:p>
          </table:table-cell>
          <table:table-cell table:style-name="ce2" office:value-type="string">
            <text:p>available</text:p>
          </table:table-cell>
          <table:table-cell table:style-name="ce2" table:number-columns-repeated="1014"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string">
            <text:p>Balanced Pleasures</text:p>
          </table:table-cell>
          <table:table-cell office:value-type="string">
            <text:p>Bronze &amp; Steel</text:p>
          </table:table-cell>
          <table:table-cell office:value-type="string">
            <text:p>38x24x16</text:p>
          </table:table-cell>
          <table:table-cell table:number-columns-repeated="3"/>
          <table:table-cell office:value-type="float" office:value="2020">
            <text:p>2020</text:p>
          </table:table-cell>
          <table:table-cell office:value-type="string">
            <text:p>sold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string">
            <text:p>Beyond Heaven &amp; Earth</text:p>
          </table:table-cell>
          <table:table-cell office:value-type="string">
            <text:p>Bronze &amp; Steel</text:p>
          </table:table-cell>
          <table:table-cell office:value-type="string">
            <text:p>48”x24”x18”</text:p>
          </table:table-cell>
          <table:table-cell table:style-name="ce11" office:value-type="float" office:value="500000">
            <text:p>5000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string">
            <text:p>The Child Hero</text:p>
          </table:table-cell>
          <table:table-cell office:value-type="string">
            <text:p>Bronze &amp; Steel</text:p>
          </table:table-cell>
          <table:table-cell office:value-type="string">
            <text:p>72''x30''x16''</text:p>
          </table:table-cell>
          <table:table-cell office:value-type="float" office:value="600000">
            <text:p>600000</text:p>
          </table:table-cell>
          <table:table-cell table:number-columns-repeated="2"/>
          <table:table-cell office:value-type="float" office:value="2020">
            <text:p>2020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string">
            <text:p>Dhol</text:p>
          </table:table-cell>
          <table:table-cell office:value-type="string">
            <text:p>Fibre</text:p>
          </table:table-cell>
          <table:table-cell office:value-type="string">
            <text:p>65”x35”x32”</text:p>
          </table:table-cell>
          <table:table-cell office:value-type="float" office:value="220000">
            <text:p>2200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string">
            <text:p>Dream Chaser</text:p>
          </table:table-cell>
          <table:table-cell office:value-type="string">
            <text:p>Bronze &amp; Steel</text:p>
          </table:table-cell>
          <table:table-cell office:value-type="string">
            <text:p>40''x17''x17''</text:p>
          </table:table-cell>
          <table:table-cell office:value-type="float" office:value="250000">
            <text:p>2500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string">
            <text:p>Ehsas 1(standing)</text:p>
          </table:table-cell>
          <table:table-cell table:style-name="ce10" office:value-type="string">
            <text:p>Bronze &amp; Steel</text:p>
          </table:table-cell>
          <table:table-cell office:value-type="string">
            <text:p>45''x32''x12''</text:p>
          </table:table-cell>
          <table:table-cell office:value-type="float" office:value="560000">
            <text:p>560000</text:p>
          </table:table-cell>
          <table:table-cell table:number-columns-repeated="2"/>
          <table:table-cell office:value-type="float" office:value="2018">
            <text:p>201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string">
            <text:p>Ehsas 2(kissing)</text:p>
          </table:table-cell>
          <table:table-cell table:style-name="ce10" office:value-type="string">
            <text:p>Bronze &amp; Steel</text:p>
          </table:table-cell>
          <table:table-cell office:value-type="string">
            <text:p>24''x33''x6''</text:p>
          </table:table-cell>
          <table:table-cell office:value-type="float" office:value="755000">
            <text:p>755000</text:p>
          </table:table-cell>
          <table:table-cell table:number-columns-repeated="2"/>
          <table:table-cell table:style-name="ce10" office:value-type="float" office:value="2018">
            <text:p>201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string">
            <text:p>Ehsas 3(sleeping)</text:p>
          </table:table-cell>
          <table:table-cell table:style-name="ce10" office:value-type="string">
            <text:p>Bronze &amp; Steel</text:p>
          </table:table-cell>
          <table:table-cell office:value-type="string">
            <text:p>28''x68''x18''</text:p>
          </table:table-cell>
          <table:table-cell office:value-type="float" office:value="800000">
            <text:p>800000</text:p>
          </table:table-cell>
          <table:table-cell table:number-columns-repeated="2"/>
          <table:table-cell office:value-type="float" office:value="2018">
            <text:p>201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9">
            <text:p>9</text:p>
          </table:table-cell>
          <table:table-cell office:value-type="string">
            <text:p>Feathered Friends</text:p>
          </table:table-cell>
          <table:table-cell office:value-type="string">
            <text:p>Bronze &amp; Iron</text:p>
          </table:table-cell>
          <table:table-cell office:value-type="string">
            <text:p>22x24x15</text:p>
          </table:table-cell>
          <table:table-cell office:value-type="string">
            <text:p>1,70,000 <text:s text:c="2"/></text:p>
          </table:table-cell>
          <table:table-cell office:value-type="string">
            <text:p>arushi</text:p>
          </table:table-cell>
          <table:table-cell table:style-name="ce14" office:value-type="string">
            <text:p><text:s/>1/6</text:p>
          </table:table-cell>
          <table:table-cell office:value-type="float" office:value="2020">
            <text:p>2020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string">
            <text:p>Flight of Fantasy</text:p>
          </table:table-cell>
          <table:table-cell office:value-type="string">
            <text:p>Fibre</text:p>
          </table:table-cell>
          <table:table-cell office:value-type="string">
            <text:p>48x33x16</text:p>
          </table:table-cell>
          <table:table-cell table:style-name="ce12" office:value-type="float" office:value="85000">
            <text:p>85,0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1">
            <text:p>11</text:p>
          </table:table-cell>
          <table:table-cell office:value-type="string">
            <text:p>Cosmic Energy</text:p>
          </table:table-cell>
          <table:table-cell office:value-type="string">
            <text:p>Bronze</text:p>
          </table:table-cell>
          <table:table-cell office:value-type="string">
            <text:p>15x9x6</text:p>
          </table:table-cell>
          <table:table-cell table:style-name="ce12" office:value-type="float" office:value="55000">
            <text:p>55,000</text:p>
          </table:table-cell>
          <table:table-cell/>
          <table:table-cell table:style-name="ce14" office:value-type="string">
            <text:p><text:s/>1/2</text:p>
          </table:table-cell>
          <table:table-cell/>
          <table:table-cell office:value-type="float" office:value="2">
            <text:p>2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2">
            <text:p>12</text:p>
          </table:table-cell>
          <table:table-cell office:value-type="string">
            <text:p>Ganga</text:p>
          </table:table-cell>
          <table:table-cell table:number-columns-repeated="3"/>
          <table:table-cell office:value-type="string">
            <text:p>samanway art</text:p>
          </table:table-cell>
          <table:table-cell table:number-columns-repeated="2"/>
          <table:table-cell office:value-type="string">
            <text:p>sold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3">
            <text:p>13</text:p>
          </table:table-cell>
          <table:table-cell office:value-type="string">
            <text:p>High as a Kite</text:p>
          </table:table-cell>
          <table:table-cell table:number-columns-repeated="3"/>
          <table:table-cell office:value-type="string">
            <text:p>positive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4">
            <text:p>14</text:p>
          </table:table-cell>
          <table:table-cell office:value-type="string">
            <text:p>Illusion</text:p>
          </table:table-cell>
          <table:table-cell table:number-columns-repeated="3"/>
          <table:table-cell office:value-type="string">
            <text:p>positive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5">
            <text:p>15</text:p>
          </table:table-cell>
          <table:table-cell office:value-type="string">
            <text:p>Invisible Bonudaries</text:p>
          </table:table-cell>
          <table:table-cell office:value-type="string">
            <text:p>Bronze &amp; Steel</text:p>
          </table:table-cell>
          <table:table-cell office:value-type="string">
            <text:p>33x46x17</text:p>
          </table:table-cell>
          <table:table-cell table:style-name="ce11" office:value-type="float" office:value="333000">
            <text:p>3330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6">
            <text:p>16</text:p>
          </table:table-cell>
          <table:table-cell office:value-type="string">
            <text:p>Joy of the Game</text:p>
          </table:table-cell>
          <table:table-cell table:number-columns-repeated="3"/>
          <table:table-cell office:value-type="string">
            <text:p>positive</text:p>
          </table:table-cell>
          <table:table-cell table:number-columns-repeated="1017"/>
        </table:table-row>
        <table:table-row table:style-name="ro4">
          <table:table-cell/>
          <table:table-cell office:value-type="float" office:value="17">
            <text:p>17</text:p>
          </table:table-cell>
          <table:table-cell office:value-type="string">
            <text:p>Krishna</text:p>
          </table:table-cell>
          <table:table-cell office:value-type="string">
            <text:p>Fibre/Bronze</text:p>
          </table:table-cell>
          <table:table-cell office:value-type="string">
            <text:p>25x14x6</text:p>
          </table:table-cell>
          <table:table-cell office:value-type="string">
            <text:p>29,000/58,0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8">
            <text:p>18</text:p>
          </table:table-cell>
          <table:table-cell office:value-type="string">
            <text:p>The Lost Kingdom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19">
            <text:p>19</text:p>
          </table:table-cell>
          <table:table-cell office:value-type="string">
            <text:p>Lost Playing Fields</text:p>
          </table:table-cell>
          <table:table-cell office:value-type="string">
            <text:p>Bronze &amp; Steel</text:p>
          </table:table-cell>
          <table:table-cell office:value-type="string">
            <text:p>47''x27''x12''</text:p>
          </table:table-cell>
          <table:table-cell office:value-type="string">
            <text:p>3,00,0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20">
            <text:p>20</text:p>
          </table:table-cell>
          <table:table-cell office:value-type="string">
            <text:p>Nirvana</text:p>
          </table:table-cell>
          <table:table-cell office:value-type="string">
            <text:p>Fibre/Bronze</text:p>
          </table:table-cell>
          <table:table-cell office:value-type="string">
            <text:p>54”x28”x28”</text:p>
          </table:table-cell>
          <table:table-cell table:style-name="ce11" office:value-type="string">
            <text:p>1,20,000/3,00,0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21">
            <text:p>21</text:p>
          </table:table-cell>
          <table:table-cell office:value-type="string">
            <text:p>Projected Longings</text:p>
          </table:table-cell>
          <table:table-cell office:value-type="string">
            <text:p>Bronze</text:p>
          </table:table-cell>
          <table:table-cell office:value-type="string">
            <text:p>27x7x5</text:p>
          </table:table-cell>
          <table:table-cell table:style-name="ce12" office:value-type="float" office:value="55000">
            <text:p>55,000</text:p>
          </table:table-cell>
          <table:table-cell/>
          <table:table-cell table:style-name="ce14" office:value-type="string">
            <text:p>\1/3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22">
            <text:p>22</text:p>
          </table:table-cell>
          <table:table-cell office:value-type="string">
            <text:p>Revolving Hearbeats</text:p>
          </table:table-cell>
          <table:table-cell table:number-columns-repeated="6"/>
          <table:table-cell office:value-type="string">
            <text:p>sold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23">
            <text:p>23</text:p>
          </table:table-cell>
          <table:table-cell office:value-type="string">
            <text:p>Rythmic Balance (Small)</text:p>
          </table:table-cell>
          <table:table-cell office:value-type="string">
            <text:p>Fibreglass/Bronze</text:p>
          </table:table-cell>
          <table:table-cell office:value-type="string">
            <text:p>16x24x14 / 24x9x6</text:p>
          </table:table-cell>
          <table:table-cell office:value-type="string">
            <text:p>36,000 (B)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24">
            <text:p>24</text:p>
          </table:table-cell>
          <table:table-cell office:value-type="string">
            <text:p>Shadow of the Enlightened </text:p>
          </table:table-cell>
          <table:table-cell office:value-type="string">
            <text:p>Bronze &amp;Steel</text:p>
          </table:table-cell>
          <table:table-cell office:value-type="string">
            <text:p>64''x30''x15”</text:p>
          </table:table-cell>
          <table:table-cell office:value-type="string">
            <text:p>3,10,0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25">
            <text:p>25</text:p>
          </table:table-cell>
          <table:table-cell office:value-type="string">
            <text:p>Steps of Generation</text:p>
          </table:table-cell>
          <table:table-cell office:value-type="string">
            <text:p>Bronze &amp; Iron</text:p>
          </table:table-cell>
          <table:table-cell office:value-type="string">
            <text:p>36x12x9</text:p>
          </table:table-cell>
          <table:table-cell office:value-type="string">
            <text:p>1,60,000</text:p>
          </table:table-cell>
          <table:table-cell office:value-type="string">
            <text:p>positive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26">
            <text:p>26</text:p>
          </table:table-cell>
          <table:table-cell office:value-type="string">
            <text:p>Take Off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27">
            <text:p>27</text:p>
          </table:table-cell>
          <table:table-cell office:value-type="string">
            <text:p>Tending Her Flock</text:p>
          </table:table-cell>
          <table:table-cell office:value-type="string">
            <text:p>Bronze</text:p>
          </table:table-cell>
          <table:table-cell office:value-type="string">
            <text:p>27''x20''x12''</text:p>
          </table:table-cell>
          <table:table-cell office:value-type="string">
            <text:p>1,55,000</text:p>
          </table:table-cell>
          <table:table-cell office:value-type="string">
            <text:p>sumeeta chopra</text:p>
          </table:table-cell>
          <table:table-cell table:style-name="ce14" office:value-type="string">
            <text:p>/1/2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28">
            <text:p>28</text:p>
          </table:table-cell>
          <table:table-cell office:value-type="string">
            <text:p>The First Touch</text:p>
          </table:table-cell>
          <table:table-cell office:value-type="string">
            <text:p>Bronze &amp; Steel</text:p>
          </table:table-cell>
          <table:table-cell office:value-type="string">
            <text:p>34''x30''x24''</text:p>
          </table:table-cell>
          <table:table-cell office:value-type="string">
            <text:p>5,00,0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29">
            <text:p>29</text:p>
          </table:table-cell>
          <table:table-cell office:value-type="string">
            <text:p>Triumph of Love</text:p>
          </table:table-cell>
          <table:table-cell office:value-type="string">
            <text:p>Bronze &amp; Steel</text:p>
          </table:table-cell>
          <table:table-cell/>
          <table:table-cell office:value-type="string">
            <text:p>9,30,000</text:p>
          </table:table-cell>
          <table:table-cell office:value-type="string">
            <text:p>chawla art 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30">
            <text:p>30</text:p>
          </table:table-cell>
          <table:table-cell office:value-type="string">
            <text:p>Yogic Concentration</text:p>
          </table:table-cell>
          <table:table-cell office:value-type="string">
            <text:p>Bronze</text:p>
          </table:table-cell>
          <table:table-cell office:value-type="string">
            <text:p>31x16x11</text:p>
          </table:table-cell>
          <table:table-cell table:style-name="ce12" office:value-type="float" office:value="80000">
            <text:p>80,000</text:p>
          </table:table-cell>
          <table:table-cell office:value-type="string">
            <text:p>arushi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31">
            <text:p>31</text:p>
          </table:table-cell>
          <table:table-cell office:value-type="string">
            <text:p>A Tribute to MJ</text:p>
          </table:table-cell>
          <table:table-cell office:value-type="string">
            <text:p>Bronze</text:p>
          </table:table-cell>
          <table:table-cell office:value-type="string">
            <text:p>12x7x5</text:p>
          </table:table-cell>
          <table:table-cell table:style-name="ce12" office:value-type="float" office:value="20000">
            <text:p>20,0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32">
            <text:p>32</text:p>
          </table:table-cell>
          <table:table-cell office:value-type="string">
            <text:p>Soaring to the Heaven</text:p>
          </table:table-cell>
          <table:table-cell office:value-type="string">
            <text:p>Fibre/Bronze</text:p>
          </table:table-cell>
          <table:table-cell office:value-type="string">
            <text:p>36x14x11</text:p>
          </table:table-cell>
          <table:table-cell office:value-type="string">
            <text:p>21,000/45,0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33">
            <text:p>33</text:p>
          </table:table-cell>
          <table:table-cell office:value-type="string">
            <text:p>Bubbles of Love</text:p>
          </table:table-cell>
          <table:table-cell office:value-type="string">
            <text:p>Fibre</text:p>
          </table:table-cell>
          <table:table-cell office:value-type="string">
            <text:p>36x13x15</text:p>
          </table:table-cell>
          <table:table-cell table:style-name="ce12" office:value-type="float" office:value="66500">
            <text:p>66,5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34">
            <text:p>34</text:p>
          </table:table-cell>
          <table:table-cell table:style-name="ce8" office:value-type="string">
            <text:p>Ultimate Sublimation</text:p>
          </table:table-cell>
          <table:table-cell office:value-type="string">
            <text:p>Fibreglass</text:p>
          </table:table-cell>
          <table:table-cell office:value-type="string">
            <text:p>18x14x7</text:p>
          </table:table-cell>
          <table:table-cell table:style-name="ce12" office:value-type="float" office:value="27000">
            <text:p>27,0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35">
            <text:p>35</text:p>
          </table:table-cell>
          <table:table-cell office:value-type="string">
            <text:p>Daphli Wale</text:p>
          </table:table-cell>
          <table:table-cell office:value-type="string">
            <text:p>Fibre &amp; Steel</text:p>
          </table:table-cell>
          <table:table-cell office:value-type="string">
            <text:p>23x16x16</text:p>
          </table:table-cell>
          <table:table-cell table:style-name="ce12" office:value-type="float" office:value="50000">
            <text:p>50,0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36">
            <text:p>36</text:p>
          </table:table-cell>
          <table:table-cell table:style-name="ce8" office:value-type="string">
            <text:p>Awakened Feelings</text:p>
          </table:table-cell>
          <table:table-cell office:value-type="string">
            <text:p>Fibre &amp; Steel</text:p>
          </table:table-cell>
          <table:table-cell office:value-type="string">
            <text:p>34x13x15</text:p>
          </table:table-cell>
          <table:table-cell table:style-name="ce12" office:value-type="float" office:value="43000">
            <text:p>43,0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37">
            <text:p>37</text:p>
          </table:table-cell>
          <table:table-cell office:value-type="string">
            <text:p>Bodhisatva</text:p>
          </table:table-cell>
          <table:table-cell office:value-type="string">
            <text:p>Fibre</text:p>
          </table:table-cell>
          <table:table-cell office:value-type="string">
            <text:p>22x15x8</text:p>
          </table:table-cell>
          <table:table-cell table:style-name="ce12" office:value-type="float" office:value="30000">
            <text:p>30,0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38">
            <text:p>38</text:p>
          </table:table-cell>
          <table:table-cell table:style-name="ce8" office:value-type="string">
            <text:p>Srijan</text:p>
          </table:table-cell>
          <table:table-cell office:value-type="string">
            <text:p>Bronze</text:p>
          </table:table-cell>
          <table:table-cell office:value-type="string">
            <text:p>20x4x3</text:p>
          </table:table-cell>
          <table:table-cell table:style-name="ce12" office:value-type="float" office:value="55000">
            <text:p>55,0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39">
            <text:p>39</text:p>
          </table:table-cell>
          <table:table-cell office:value-type="string">
            <text:p>Kissing Horizons</text:p>
          </table:table-cell>
          <table:table-cell office:value-type="string">
            <text:p>Bronze</text:p>
          </table:table-cell>
          <table:table-cell office:value-type="string">
            <text:p>41x9x6</text:p>
          </table:table-cell>
          <table:table-cell table:style-name="ce12" office:value-type="string">
            <text:p>1,25,0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40">
            <text:p>40</text:p>
          </table:table-cell>
          <table:table-cell table:style-name="ce8" office:value-type="string">
            <text:p>Love Birds</text:p>
          </table:table-cell>
          <table:table-cell office:value-type="string">
            <text:p>Fibre</text:p>
          </table:table-cell>
          <table:table-cell office:value-type="string">
            <text:p>33x18x10</text:p>
          </table:table-cell>
          <table:table-cell table:style-name="ce12" office:value-type="float" office:value="45000">
            <text:p>45,0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41">
            <text:p>41</text:p>
          </table:table-cell>
          <table:table-cell office:value-type="string">
            <text:p>Hopeful Heavens</text:p>
          </table:table-cell>
          <table:table-cell office:value-type="string">
            <text:p>Bronze</text:p>
          </table:table-cell>
          <table:table-cell office:value-type="string">
            <text:p>22x9x9</text:p>
          </table:table-cell>
          <table:table-cell table:style-name="ce12" office:value-type="float" office:value="50000">
            <text:p>50,0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42">
            <text:p>42</text:p>
          </table:table-cell>
          <table:table-cell office:value-type="string">
            <text:p>Exhuberance</text:p>
          </table:table-cell>
          <table:table-cell office:value-type="string">
            <text:p>Fibre/Bronze</text:p>
          </table:table-cell>
          <table:table-cell office:value-type="string">
            <text:p>20x20x12</text:p>
          </table:table-cell>
          <table:table-cell office:value-type="string">
            <text:p>15,000/35,0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43">
            <text:p>43</text:p>
          </table:table-cell>
          <table:table-cell office:value-type="string">
            <text:p>The Waiting Door</text:p>
          </table:table-cell>
          <table:table-cell office:value-type="string">
            <text:p>Fibre</text:p>
          </table:table-cell>
          <table:table-cell office:value-type="string">
            <text:p>21x17x13</text:p>
          </table:table-cell>
          <table:table-cell table:style-name="ce12" office:value-type="float" office:value="20000">
            <text:p>20,0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44">
            <text:p>44</text:p>
          </table:table-cell>
          <table:table-cell office:value-type="string">
            <text:p>Mother and Child</text:p>
          </table:table-cell>
          <table:table-cell office:value-type="string">
            <text:p>Fibre</text:p>
          </table:table-cell>
          <table:table-cell office:value-type="string">
            <text:p>17x5x6</text:p>
          </table:table-cell>
          <table:table-cell table:style-name="ce12" office:value-type="float" office:value="9000">
            <text:p>9,0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45">
            <text:p>45</text:p>
          </table:table-cell>
          <table:table-cell office:value-type="string">
            <text:p>The Woman</text:p>
          </table:table-cell>
          <table:table-cell office:value-type="string">
            <text:p>Fibre</text:p>
          </table:table-cell>
          <table:table-cell office:value-type="string">
            <text:p>17x5x6</text:p>
          </table:table-cell>
          <table:table-cell table:style-name="ce12" office:value-type="float" office:value="6000">
            <text:p>6,0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46">
            <text:p>46</text:p>
          </table:table-cell>
          <table:table-cell office:value-type="string">
            <text:p>Lovers</text:p>
          </table:table-cell>
          <table:table-cell office:value-type="string">
            <text:p>Bronze</text:p>
          </table:table-cell>
          <table:table-cell office:value-type="string">
            <text:p>12x4x5</text:p>
          </table:table-cell>
          <table:table-cell table:style-name="ce12" office:value-type="float" office:value="10000">
            <text:p>10,0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47">
            <text:p>47</text:p>
          </table:table-cell>
          <table:table-cell office:value-type="string">
            <text:p>Reaching Out</text:p>
          </table:table-cell>
          <table:table-cell office:value-type="string">
            <text:p>Fibre</text:p>
          </table:table-cell>
          <table:table-cell office:value-type="string">
            <text:p>17x8x4</text:p>
          </table:table-cell>
          <table:table-cell table:style-name="ce12" office:value-type="float" office:value="9000">
            <text:p>9,0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48">
            <text:p>48</text:p>
          </table:table-cell>
          <table:table-cell office:value-type="string">
            <text:p>Triad</text:p>
          </table:table-cell>
          <table:table-cell office:value-type="string">
            <text:p>Fibre</text:p>
          </table:table-cell>
          <table:table-cell office:value-type="string">
            <text:p>18x9x6</text:p>
          </table:table-cell>
          <table:table-cell table:style-name="ce12" office:value-type="float" office:value="18000">
            <text:p>18,0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49">
            <text:p>49</text:p>
          </table:table-cell>
          <table:table-cell office:value-type="string">
            <text:p>Myriad Moods</text:p>
          </table:table-cell>
          <table:table-cell office:value-type="string">
            <text:p>Fibre</text:p>
          </table:table-cell>
          <table:table-cell office:value-type="string">
            <text:p>11x7x6</text:p>
          </table:table-cell>
          <table:table-cell table:style-name="ce12" office:value-type="float" office:value="8000">
            <text:p>8,0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50">
            <text:p>50</text:p>
          </table:table-cell>
          <table:table-cell office:value-type="string">
            <text:p>In Tune (Couple)</text:p>
          </table:table-cell>
          <table:table-cell office:value-type="string">
            <text:p>Fibre/Bronze</text:p>
          </table:table-cell>
          <table:table-cell office:value-type="string">
            <text:p>16x9x7</text:p>
          </table:table-cell>
          <table:table-cell office:value-type="string">
            <text:p>22,000/40,0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51">
            <text:p>51</text:p>
          </table:table-cell>
          <table:table-cell office:value-type="string">
            <text:p>The Power Balance</text:p>
          </table:table-cell>
          <table:table-cell office:value-type="string">
            <text:p>Fibre</text:p>
          </table:table-cell>
          <table:table-cell office:value-type="string">
            <text:p>19x10x16</text:p>
          </table:table-cell>
          <table:table-cell table:style-name="ce12" office:value-type="float" office:value="22000">
            <text:p>22,0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52">
            <text:p>52</text:p>
          </table:table-cell>
          <table:table-cell office:value-type="string">
            <text:p>Reaching Out (Bronze)</text:p>
          </table:table-cell>
          <table:table-cell office:value-type="string">
            <text:p>Bronze</text:p>
          </table:table-cell>
          <table:table-cell office:value-type="string">
            <text:p>17x8x4</text:p>
          </table:table-cell>
          <table:table-cell table:style-name="ce12" office:value-type="float" office:value="25000">
            <text:p>25,0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53">
            <text:p>53</text:p>
          </table:table-cell>
          <table:table-cell office:value-type="string">
            <text:p>Ready to Take Off - 1</text:p>
          </table:table-cell>
          <table:table-cell office:value-type="string">
            <text:p>Fibre/Bronze</text:p>
          </table:table-cell>
          <table:table-cell office:value-type="string">
            <text:p>26x22x9</text:p>
          </table:table-cell>
          <table:table-cell office:value-type="string">
            <text:p>25,000/45,0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54">
            <text:p>54</text:p>
          </table:table-cell>
          <table:table-cell office:value-type="string">
            <text:p>Ready to Take Off - 2</text:p>
          </table:table-cell>
          <table:table-cell office:value-type="string">
            <text:p>Fibre</text:p>
          </table:table-cell>
          <table:table-cell office:value-type="string">
            <text:p>26x34x10</text:p>
          </table:table-cell>
          <table:table-cell table:style-name="ce12" office:value-type="float" office:value="25000">
            <text:p>25,0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55">
            <text:p>55</text:p>
          </table:table-cell>
          <table:table-cell office:value-type="string">
            <text:p>Kite Runner</text:p>
          </table:table-cell>
          <table:table-cell office:value-type="string">
            <text:p>Fibre</text:p>
          </table:table-cell>
          <table:table-cell office:value-type="string">
            <text:p>32x33x13</text:p>
          </table:table-cell>
          <table:table-cell table:style-name="ce12" office:value-type="float" office:value="60000">
            <text:p>60,0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56">
            <text:p>56</text:p>
          </table:table-cell>
          <table:table-cell office:value-type="string">
            <text:p>A Prayer of Peace (Big/Small)</text:p>
          </table:table-cell>
          <table:table-cell office:value-type="string">
            <text:p>Bronze</text:p>
          </table:table-cell>
          <table:table-cell office:value-type="string">
            <text:p>17x11x9 / 9x8x6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57">
            <text:p>57</text:p>
          </table:table-cell>
          <table:table-cell office:value-type="string">
            <text:p>Wonderment</text:p>
          </table:table-cell>
          <table:table-cell office:value-type="string">
            <text:p>Fibre</text:p>
          </table:table-cell>
          <table:table-cell office:value-type="string">
            <text:p>32x14x14</text:p>
          </table:table-cell>
          <table:table-cell table:style-name="ce12" office:value-type="float" office:value="28000">
            <text:p>28,0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58">
            <text:p>58</text:p>
          </table:table-cell>
          <table:table-cell office:value-type="string">
            <text:p>Flight of Pigeons</text:p>
          </table:table-cell>
          <table:table-cell office:value-type="string">
            <text:p>Mix Media</text:p>
          </table:table-cell>
          <table:table-cell office:value-type="string">
            <text:p>9x4x6 Feet</text:p>
          </table:table-cell>
          <table:table-cell table:style-name="ce12" office:value-type="float" office:value="85000">
            <text:p>85,0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59">
            <text:p>59</text:p>
          </table:table-cell>
          <table:table-cell office:value-type="string">
            <text:p>Mission Accomplished</text:p>
          </table:table-cell>
          <table:table-cell office:value-type="string">
            <text:p>Fibre</text:p>
          </table:table-cell>
          <table:table-cell office:value-type="string">
            <text:p>55x30.5</text:p>
          </table:table-cell>
          <table:table-cell table:style-name="ce12" office:value-type="float" office:value="39000">
            <text:p>39,0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60">
            <text:p>60</text:p>
          </table:table-cell>
          <table:table-cell office:value-type="string">
            <text:p>Heaven &amp; Earth</text:p>
          </table:table-cell>
          <table:table-cell office:value-type="string">
            <text:p>Fibre</text:p>
          </table:table-cell>
          <table:table-cell office:value-type="string">
            <text:p>36x30</text:p>
          </table:table-cell>
          <table:table-cell table:style-name="ce12" office:value-type="float" office:value="29000">
            <text:p>29,0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61">
            <text:p>61</text:p>
          </table:table-cell>
          <table:table-cell office:value-type="string">
            <text:p>Creator (old)</text:p>
          </table:table-cell>
          <table:table-cell office:value-type="string">
            <text:p>Fibre</text:p>
          </table:table-cell>
          <table:table-cell office:value-type="string">
            <text:p>11x13x6</text:p>
          </table:table-cell>
          <table:table-cell table:style-name="ce12" office:value-type="float" office:value="15000">
            <text:p>15,0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62">
            <text:p>62</text:p>
          </table:table-cell>
          <table:table-cell office:value-type="string">
            <text:p>Dancing Girl</text:p>
          </table:table-cell>
          <table:table-cell office:value-type="string">
            <text:p>Bronze</text:p>
          </table:table-cell>
          <table:table-cell office:value-type="string">
            <text:p>23x9x6</text:p>
          </table:table-cell>
          <table:table-cell table:style-name="ce12" office:value-type="float" office:value="36000">
            <text:p>36,0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63">
            <text:p>63</text:p>
          </table:table-cell>
          <table:table-cell table:style-name="ce8" office:value-type="string">
            <text:p>Glimpse of Wisdom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64">
            <text:p>64</text:p>
          </table:table-cell>
          <table:table-cell table:style-name="ce8" office:value-type="string">
            <text:p>Dholwala</text:p>
          </table:table-cell>
          <table:table-cell office:value-type="string">
            <text:p>Bronze</text:p>
          </table:table-cell>
          <table:table-cell office:value-type="string">
            <text:p>37''x43''x20''</text:p>
          </table:table-cell>
          <table:table-cell office:value-type="string">
            <text:p>3'70'0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65">
            <text:p>65</text:p>
          </table:table-cell>
          <table:table-cell office:value-type="string">
            <text:p>Catch it (Gilli Danda)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66">
            <text:p>66</text:p>
          </table:table-cell>
          <table:table-cell office:value-type="string">
            <text:p>Spell of Love</text:p>
          </table:table-cell>
          <table:table-cell office:value-type="string">
            <text:p>Fibre</text:p>
          </table:table-cell>
          <table:table-cell office:value-type="string">
            <text:p>66”x36”x24”</text:p>
          </table:table-cell>
          <table:table-cell table:style-name="ce11" office:value-type="float" office:value="155000">
            <text:p>1550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67">
            <text:p>67</text:p>
          </table:table-cell>
          <table:table-cell office:value-type="string">
            <text:p>Song of Reflection</text:p>
          </table:table-cell>
          <table:table-cell office:value-type="string">
            <text:p>Fibre</text:p>
          </table:table-cell>
          <table:table-cell office:value-type="string">
            <text:p>33x34x18</text:p>
          </table:table-cell>
          <table:table-cell office:value-type="string">
            <text:p>1,35,0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68">
            <text:p>68</text:p>
          </table:table-cell>
          <table:table-cell office:value-type="string">
            <text:p>Joyful Flight</text:p>
          </table:table-cell>
          <table:table-cell office:value-type="string">
            <text:p>fiber</text:p>
          </table:table-cell>
          <table:table-cell office:value-type="string">
            <text:p>30''x96''x36''</text:p>
          </table:table-cell>
          <table:table-cell office:value-type="string">
            <text:p>2,30,000</text:p>
          </table:table-cell>
          <table:table-cell office:value-type="string">
            <text:p>chawla art 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69">
            <text:p>69</text:p>
          </table:table-cell>
          <table:table-cell office:value-type="string">
            <text:p>Cumulative Pride</text:p>
          </table:table-cell>
          <table:table-cell office:value-type="string">
            <text:p>Bronze &amp; Iron</text:p>
          </table:table-cell>
          <table:table-cell office:value-type="string">
            <text:p>61x29x21</text:p>
          </table:table-cell>
          <table:table-cell office:value-type="string">
            <text:p>12,00,0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70">
            <text:p>70</text:p>
          </table:table-cell>
          <table:table-cell office:value-type="string">
            <text:p>Reflection of Genesis</text:p>
          </table:table-cell>
          <table:table-cell office:value-type="string">
            <text:p>Bronze &amp; Iron</text:p>
          </table:table-cell>
          <table:table-cell office:value-type="string">
            <text:p>40x14x20</text:p>
          </table:table-cell>
          <table:table-cell office:value-type="string">
            <text:p>12,00,000</text:p>
          </table:table-cell>
          <table:table-cell table:number-columns-repeated="2"/>
          <table:table-cell office:value-type="float" office:value="2020">
            <text:p>2020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71">
            <text:p>71</text:p>
          </table:table-cell>
          <table:table-cell office:value-type="string">
            <text:p>Champa</text:p>
          </table:table-cell>
          <table:table-cell office:value-type="string">
            <text:p>Bronze</text:p>
          </table:table-cell>
          <table:table-cell table:number-columns-repeated="2"/>
          <table:table-cell office:value-type="string">
            <text:p>arushi</text:p>
          </table:table-cell>
          <table:table-cell/>
          <table:table-cell office:value-type="float" office:value="2020">
            <text:p>2020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72">
            <text:p>72</text:p>
          </table:table-cell>
          <table:table-cell office:value-type="string">
            <text:p>Take Me High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73">
            <text:p>73</text:p>
          </table:table-cell>
          <table:table-cell office:value-type="string">
            <text:p>The Force</text:p>
          </table:table-cell>
          <table:table-cell office:value-type="string">
            <text:p>Fibre &amp; Steel</text:p>
          </table:table-cell>
          <table:table-cell office:value-type="string">
            <text:p>60x36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74">
            <text:p>74</text:p>
          </table:table-cell>
          <table:table-cell office:value-type="string">
            <text:p>The Rhythm &amp; the Pulse</text:p>
          </table:table-cell>
          <table:table-cell office:value-type="string">
            <text:p>Bronze</text:p>
          </table:table-cell>
          <table:table-cell office:value-type="string">
            <text:p>52x34x8</text:p>
          </table:table-cell>
          <table:table-cell office:value-type="string">
            <text:p>2,00,0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75">
            <text:p>75</text:p>
          </table:table-cell>
          <table:table-cell office:value-type="string">
            <text:p>Catch me if You Can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76">
            <text:p>76</text:p>
          </table:table-cell>
          <table:table-cell office:value-type="string">
            <text:p>Flight of Fantasy</text:p>
          </table:table-cell>
          <table:table-cell office:value-type="string">
            <text:p>Fibreglass</text:p>
          </table:table-cell>
          <table:table-cell office:value-type="string">
            <text:p>48x33x16</text:p>
          </table:table-cell>
          <table:table-cell table:style-name="ce12" office:value-type="float" office:value="85000">
            <text:p>85,0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77">
            <text:p>77</text:p>
          </table:table-cell>
          <table:table-cell table:style-name="ce8" office:value-type="string">
            <text:p>Hypnotic Trance</text:p>
          </table:table-cell>
          <table:table-cell office:value-type="string">
            <text:p>Fibreglass</text:p>
          </table:table-cell>
          <table:table-cell office:value-type="string">
            <text:p>23x18x8</text:p>
          </table:table-cell>
          <table:table-cell table:style-name="ce12" office:value-type="float" office:value="25000">
            <text:p>25,0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78">
            <text:p>78</text:p>
          </table:table-cell>
          <table:table-cell table:style-name="ce8" office:value-type="string">
            <text:p>Messenger of Peace</text:p>
          </table:table-cell>
          <table:table-cell office:value-type="string">
            <text:p>Bronze</text:p>
          </table:table-cell>
          <table:table-cell office:value-type="string">
            <text:p>27x7x7</text:p>
          </table:table-cell>
          <table:table-cell table:style-name="ce12" office:value-type="float" office:value="55000">
            <text:p>55,0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79">
            <text:p>79</text:p>
          </table:table-cell>
          <table:table-cell office:value-type="string">
            <text:p>Ballerina (Gymnast)</text:p>
          </table:table-cell>
          <table:table-cell office:value-type="string">
            <text:p>Fibreglass</text:p>
          </table:table-cell>
          <table:table-cell office:value-type="string">
            <text:p>25x8x21</text:p>
          </table:table-cell>
          <table:table-cell table:style-name="ce12" office:value-type="float" office:value="45000">
            <text:p>45,0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80">
            <text:p>80</text:p>
          </table:table-cell>
          <table:table-cell office:value-type="string">
            <text:p>Pyar Hua Iqrar Hua</text:p>
          </table:table-cell>
          <table:table-cell office:value-type="string">
            <text:p>Bronze</text:p>
          </table:table-cell>
          <table:table-cell office:value-type="string">
            <text:p>30x16x12</text:p>
          </table:table-cell>
          <table:table-cell table:style-name="ce12" office:value-type="float" office:value="85000">
            <text:p>85,0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81">
            <text:p>81</text:p>
          </table:table-cell>
          <table:table-cell office:value-type="string">
            <text:p>Garden of Eden</text:p>
          </table:table-cell>
          <table:table-cell office:value-type="string">
            <text:p>Fibreglass</text:p>
          </table:table-cell>
          <table:table-cell office:value-type="string">
            <text:p>108x52x48</text:p>
          </table:table-cell>
          <table:table-cell office:value-type="string">
            <text:p>3,00,0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82">
            <text:p>82</text:p>
          </table:table-cell>
          <table:table-cell office:value-type="string">
            <text:p>Juggler</text:p>
          </table:table-cell>
          <table:table-cell office:value-type="string">
            <text:p>Fibre &amp; Steel</text:p>
          </table:table-cell>
          <table:table-cell office:value-type="string">
            <text:p>36x16x12</text:p>
          </table:table-cell>
          <table:table-cell table:style-name="ce12" office:value-type="float" office:value="55000">
            <text:p>55,0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83">
            <text:p>83</text:p>
          </table:table-cell>
          <table:table-cell office:value-type="string">
            <text:p>Life Force</text:p>
          </table:table-cell>
          <table:table-cell office:value-type="string">
            <text:p>Bronze</text:p>
          </table:table-cell>
          <table:table-cell office:value-type="string">
            <text:p>36x10x6</text:p>
          </table:table-cell>
          <table:table-cell table:style-name="ce12" office:value-type="float" office:value="50000">
            <text:p>50,0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84">
            <text:p>84</text:p>
          </table:table-cell>
          <table:table-cell office:value-type="string">
            <text:p>Life Within</text:p>
          </table:table-cell>
          <table:table-cell office:value-type="string">
            <text:p>Bronze</text:p>
          </table:table-cell>
          <table:table-cell office:value-type="string">
            <text:p>20x4x3</text:p>
          </table:table-cell>
          <table:table-cell table:style-name="ce12" office:value-type="float" office:value="45000">
            <text:p>45,0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85">
            <text:p>85</text:p>
          </table:table-cell>
          <table:table-cell office:value-type="string">
            <text:p>A Prayer of Peace 2</text:p>
          </table:table-cell>
          <table:table-cell office:value-type="string">
            <text:p>Fibre/Bronze</text:p>
          </table:table-cell>
          <table:table-cell office:value-type="string">
            <text:p>13x9.5x7</text:p>
          </table:table-cell>
          <table:table-cell office:value-type="string">
            <text:p>22,000/40,0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86">
            <text:p>86</text:p>
          </table:table-cell>
          <table:table-cell office:value-type="string">
            <text:p>Rythmic Balance (Big)</text:p>
          </table:table-cell>
          <table:table-cell office:value-type="string">
            <text:p>Fibre</text:p>
          </table:table-cell>
          <table:table-cell office:value-type="string">
            <text:p>60x24x14</text:p>
          </table:table-cell>
          <table:table-cell table:style-name="ce12" office:value-type="float" office:value="90000">
            <text:p>90,0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87">
            <text:p>87</text:p>
          </table:table-cell>
          <table:table-cell office:value-type="string">
            <text:p>The Force</text:p>
          </table:table-cell>
          <table:table-cell office:value-type="string">
            <text:p>Fibre &amp; Steel</text:p>
          </table:table-cell>
          <table:table-cell office:value-type="string">
            <text:p>60x36</text:p>
          </table:table-cell>
          <table:table-cell table:style-name="ce11" office:value-type="string">
            <text:p>1,10,0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88">
            <text:p>88</text:p>
          </table:table-cell>
          <table:table-cell office:value-type="string">
            <text:p>Ecstatic Embrace</text:p>
          </table:table-cell>
          <table:table-cell office:value-type="string">
            <text:p>Fibre</text:p>
          </table:table-cell>
          <table:table-cell office:value-type="string">
            <text:p>48x12x19</text:p>
          </table:table-cell>
          <table:table-cell table:style-name="ce12" office:value-type="float" office:value="85000">
            <text:p>85,0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89">
            <text:p>89</text:p>
          </table:table-cell>
          <table:table-cell office:value-type="string">
            <text:p>Drumbeats</text:p>
          </table:table-cell>
          <table:table-cell office:value-type="string">
            <text:p>Bronze</text:p>
          </table:table-cell>
          <table:table-cell office:value-type="string">
            <text:p>15x9x5</text:p>
          </table:table-cell>
          <table:table-cell table:style-name="ce12" office:value-type="float" office:value="55000">
            <text:p>55,0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90">
            <text:p>90</text:p>
          </table:table-cell>
          <table:table-cell office:value-type="string">
            <text:p>Fly With Me</text:p>
          </table:table-cell>
          <table:table-cell office:value-type="string">
            <text:p>Bronze</text:p>
          </table:table-cell>
          <table:table-cell office:value-type="string">
            <text:p>33x11x12</text:p>
          </table:table-cell>
          <table:table-cell table:style-name="ce12" office:value-type="float" office:value="60000">
            <text:p>60,0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91">
            <text:p>91</text:p>
          </table:table-cell>
          <table:table-cell table:style-name="ce8" office:value-type="string">
            <text:p>Chariot of Fire</text:p>
          </table:table-cell>
          <table:table-cell office:value-type="string">
            <text:p>Bronze</text:p>
          </table:table-cell>
          <table:table-cell office:value-type="string">
            <text:p>35x11x18</text:p>
          </table:table-cell>
          <table:table-cell table:style-name="ce12" office:value-type="float" office:value="58000">
            <text:p>58,0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92">
            <text:p>92</text:p>
          </table:table-cell>
          <table:table-cell office:value-type="string">
            <text:p>Triumph <text:s/></text:p>
          </table:table-cell>
          <table:table-cell office:value-type="string">
            <text:p>Fibre</text:p>
          </table:table-cell>
          <table:table-cell office:value-type="string">
            <text:p>44x15x10</text:p>
          </table:table-cell>
          <table:table-cell table:style-name="ce12" office:value-type="float" office:value="45000">
            <text:p>45,0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93">
            <text:p>93</text:p>
          </table:table-cell>
          <table:table-cell office:value-type="string">
            <text:p>The Muse</text:p>
          </table:table-cell>
          <table:table-cell office:value-type="string">
            <text:p>Fibre</text:p>
          </table:table-cell>
          <table:table-cell office:value-type="string">
            <text:p>39x23x13</text:p>
          </table:table-cell>
          <table:table-cell table:style-name="ce12" office:value-type="float" office:value="40000">
            <text:p>40,0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94">
            <text:p>94</text:p>
          </table:table-cell>
          <table:table-cell office:value-type="string">
            <text:p>Mirrored Heartbeats</text:p>
          </table:table-cell>
          <table:table-cell office:value-type="string">
            <text:p>Fibre</text:p>
          </table:table-cell>
          <table:table-cell office:value-type="string">
            <text:p>26x24x6</text:p>
          </table:table-cell>
          <table:table-cell table:style-name="ce12" office:value-type="float" office:value="33000">
            <text:p>33,0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95">
            <text:p>95</text:p>
          </table:table-cell>
          <table:table-cell table:style-name="ce8" office:value-type="string">
            <text:p>Invocation</text:p>
          </table:table-cell>
          <table:table-cell office:value-type="string">
            <text:p>Fibre</text:p>
          </table:table-cell>
          <table:table-cell office:value-type="string">
            <text:p>24x26x6</text:p>
          </table:table-cell>
          <table:table-cell table:style-name="ce12" office:value-type="float" office:value="22000">
            <text:p>22,0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96">
            <text:p>96</text:p>
          </table:table-cell>
          <table:table-cell office:value-type="string">
            <text:p>The Playful Breeze</text:p>
          </table:table-cell>
          <table:table-cell office:value-type="string">
            <text:p>Fibre</text:p>
          </table:table-cell>
          <table:table-cell office:value-type="string">
            <text:p>39x14x14</text:p>
          </table:table-cell>
          <table:table-cell table:style-name="ce12" office:value-type="float" office:value="35000">
            <text:p>35,0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97">
            <text:p>97</text:p>
          </table:table-cell>
          <table:table-cell office:value-type="string">
            <text:p>Leaps of Faith</text:p>
          </table:table-cell>
          <table:table-cell office:value-type="string">
            <text:p>Fibre</text:p>
          </table:table-cell>
          <table:table-cell office:value-type="string">
            <text:p>34x23x6</text:p>
          </table:table-cell>
          <table:table-cell table:style-name="ce12" office:value-type="float" office:value="40000">
            <text:p>40,0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98">
            <text:p>98</text:p>
          </table:table-cell>
          <table:table-cell table:style-name="ce8" office:value-type="string">
            <text:p>Pirouette</text:p>
          </table:table-cell>
          <table:table-cell office:value-type="string">
            <text:p>Fibre</text:p>
          </table:table-cell>
          <table:table-cell office:value-type="string">
            <text:p>34x14x14</text:p>
          </table:table-cell>
          <table:table-cell table:style-name="ce12" office:value-type="float" office:value="29000">
            <text:p>29,0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99">
            <text:p>99</text:p>
          </table:table-cell>
          <table:table-cell table:style-name="ce8" office:value-type="string">
            <text:p>Jai Ho</text:p>
          </table:table-cell>
          <table:table-cell office:value-type="string">
            <text:p>Fibre</text:p>
          </table:table-cell>
          <table:table-cell office:value-type="string">
            <text:p>36x20x11</text:p>
          </table:table-cell>
          <table:table-cell table:style-name="ce12" office:value-type="float" office:value="37000">
            <text:p>37,0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00">
            <text:p>100</text:p>
          </table:table-cell>
          <table:table-cell office:value-type="string">
            <text:p>Monroe</text:p>
          </table:table-cell>
          <table:table-cell office:value-type="string">
            <text:p>Fibre</text:p>
          </table:table-cell>
          <table:table-cell office:value-type="string">
            <text:p>48x33x26</text:p>
          </table:table-cell>
          <table:table-cell table:style-name="ce12" office:value-type="float" office:value="65000">
            <text:p>65,0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01">
            <text:p>101</text:p>
          </table:table-cell>
          <table:table-cell table:style-name="ce8" office:value-type="string">
            <text:p>Ganesha</text:p>
          </table:table-cell>
          <table:table-cell office:value-type="string">
            <text:p>Fibre</text:p>
          </table:table-cell>
          <table:table-cell office:value-type="string">
            <text:p>15x17x10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02">
            <text:p>102</text:p>
          </table:table-cell>
          <table:table-cell table:style-name="ce8" office:value-type="string">
            <text:p>Honourable Man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103">
            <text:p>103</text:p>
          </table:table-cell>
          <table:table-cell table:style-name="ce8" office:value-type="string">
            <text:p>Buddha face</text:p>
          </table:table-cell>
          <table:table-cell office:value-type="string">
            <text:p>Fibre</text:p>
          </table:table-cell>
          <table:table-cell/>
          <table:table-cell table:style-name="ce12" office:value-type="float" office:value="15000">
            <text:p>15,0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04">
            <text:p>104</text:p>
          </table:table-cell>
          <table:table-cell office:value-type="string">
            <text:p>Bond</text:p>
          </table:table-cell>
          <table:table-cell office:value-type="string">
            <text:p>bronze</text:p>
          </table:table-cell>
          <table:table-cell office:value-type="string">
            <text:p>40''x 12''x12''</text:p>
          </table:table-cell>
          <table:table-cell office:value-type="string">
            <text:p>3,00,000</text:p>
          </table:table-cell>
          <table:table-cell office:value-type="string">
            <text:p>arushi</text:p>
          </table:table-cell>
          <table:table-cell/>
          <table:table-cell office:value-type="float" office:value="2020">
            <text:p>2020</text:p>
          </table:table-cell>
          <table:table-cell office:value-type="string">
            <text:p>sold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05">
            <text:p>105</text:p>
          </table:table-cell>
          <table:table-cell office:value-type="string">
            <text:p>Footballer</text:p>
          </table:table-cell>
          <table:table-cell office:value-type="string">
            <text:p>bronze &amp; steel</text:p>
          </table:table-cell>
          <table:table-cell/>
          <table:table-cell office:value-type="string">
            <text:p>1,80,000</text:p>
          </table:table-cell>
          <table:table-cell office:value-type="string">
            <text:p>ganesha</text:p>
          </table:table-cell>
          <table:table-cell table:number-columns-repeated="2"/>
          <table:table-cell office:value-type="string">
            <text:p>sold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06">
            <text:p>106</text:p>
          </table:table-cell>
          <table:table-cell office:value-type="string">
            <text:p>Krishna (New)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107">
            <text:p>107</text:p>
          </table:table-cell>
          <table:table-cell office:value-type="string">
            <text:p>Snake Charmer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108">
            <text:p>108</text:p>
          </table:table-cell>
          <table:table-cell office:value-type="string">
            <text:p>Spirit of Forest</text:p>
          </table:table-cell>
          <table:table-cell office:value-type="string">
            <text:p>bronze</text:p>
          </table:table-cell>
          <table:table-cell office:value-type="string">
            <text:p>11''x9''x9''</text:p>
          </table:table-cell>
          <table:table-cell table:style-name="ce12" office:value-type="float" office:value="65000">
            <text:p>65,000</text:p>
          </table:table-cell>
          <table:table-cell office:value-type="string">
            <text:p>art alive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09">
            <text:p>109</text:p>
          </table:table-cell>
          <table:table-cell office:value-type="string">
            <text:p>Vulnerable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110">
            <text:p>110</text:p>
          </table:table-cell>
          <table:table-cell office:value-type="string">
            <text:p>Celebrating Life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111">
            <text:p>111</text:p>
          </table:table-cell>
          <table:table-cell office:value-type="string">
            <text:p>Seeds of Hope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112">
            <text:p>112</text:p>
          </table:table-cell>
          <table:table-cell office:value-type="string">
            <text:p>The Living Balance </text:p>
          </table:table-cell>
          <table:table-cell office:value-type="string">
            <text:p>bronze</text:p>
          </table:table-cell>
          <table:table-cell office:value-type="string">
            <text:p>47''x22'''x10''</text:p>
          </table:table-cell>
          <table:table-cell office:value-type="string">
            <text:p>2,65,000/</text:p>
          </table:table-cell>
          <table:table-cell table:number-columns-repeated="2"/>
          <table:table-cell office:value-type="float" office:value="2021">
            <text:p>2021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13">
            <text:p>113</text:p>
          </table:table-cell>
          <table:table-cell office:value-type="string">
            <text:p>Beaty and Grace</text:p>
          </table:table-cell>
          <table:table-cell office:value-type="string">
            <text:p>bronze</text:p>
          </table:table-cell>
          <table:table-cell office:value-type="string">
            <text:p>39''x19''x12''</text:p>
          </table:table-cell>
          <table:table-cell office:value-type="string">
            <text:p>2,75,000/</text:p>
          </table:table-cell>
          <table:table-cell office:value-type="string">
            <text:p>arushi</text:p>
          </table:table-cell>
          <table:table-cell/>
          <table:table-cell office:value-type="float" office:value="2021">
            <text:p>2021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14">
            <text:p>114</text:p>
          </table:table-cell>
          <table:table-cell office:value-type="string">
            <text:p>Instinctive Beats</text:p>
          </table:table-cell>
          <table:table-cell office:value-type="string">
            <text:p>bronze</text:p>
          </table:table-cell>
          <table:table-cell office:value-type="string">
            <text:p>41''x24''x21''</text:p>
          </table:table-cell>
          <table:table-cell office:value-type="string">
            <text:p>3,10,000/</text:p>
          </table:table-cell>
          <table:table-cell table:number-columns-repeated="2"/>
          <table:table-cell office:value-type="float" office:value="2021">
            <text:p>2021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15">
            <text:p>115</text:p>
          </table:table-cell>
          <table:table-cell office:value-type="string">
            <text:p>The souring <text:s/>Spirit</text:p>
          </table:table-cell>
          <table:table-cell office:value-type="string">
            <text:p>bronze</text:p>
          </table:table-cell>
          <table:table-cell office:value-type="string">
            <text:p>26''x10''x7''</text:p>
          </table:table-cell>
          <table:table-cell office:value-type="string">
            <text:p>55,000/</text:p>
          </table:table-cell>
          <table:table-cell table:number-columns-repeated="2"/>
          <table:table-cell office:value-type="float" office:value="2016">
            <text:p>2016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16">
            <text:p>116</text:p>
          </table:table-cell>
          <table:table-cell office:value-type="string">
            <text:p>On Winged Feet</text:p>
          </table:table-cell>
          <table:table-cell office:value-type="string">
            <text:p>bronze</text:p>
          </table:table-cell>
          <table:table-cell office:value-type="string">
            <text:p>20''x16''x9''</text:p>
          </table:table-cell>
          <table:table-cell office:value-type="string">
            <text:p>75,000/</text:p>
          </table:table-cell>
          <table:table-cell table:number-columns-repeated="2"/>
          <table:table-cell office:value-type="float" office:value="2016">
            <text:p>2016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17">
            <text:p>117</text:p>
          </table:table-cell>
          <table:table-cell office:value-type="string">
            <text:p>Flight Of Fancy</text:p>
          </table:table-cell>
          <table:table-cell office:value-type="string">
            <text:p>bronze</text:p>
          </table:table-cell>
          <table:table-cell office:value-type="string">
            <text:p>19''x17''x7''</text:p>
          </table:table-cell>
          <table:table-cell office:value-type="string">
            <text:p>55,000/</text:p>
          </table:table-cell>
          <table:table-cell table:number-columns-repeated="2"/>
          <table:table-cell office:value-type="float" office:value="2016">
            <text:p>2016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18">
            <text:p>118</text:p>
          </table:table-cell>
          <table:table-cell office:value-type="string">
            <text:p>Beyond Horizon</text:p>
          </table:table-cell>
          <table:table-cell office:value-type="string">
            <text:p>bronze&amp;steel</text:p>
          </table:table-cell>
          <table:table-cell office:value-type="string">
            <text:p>53''x24''x18''</text:p>
          </table:table-cell>
          <table:table-cell office:value-type="string">
            <text:p>4,48,000/</text:p>
          </table:table-cell>
          <table:table-cell office:value-type="string">
            <text:p>arushi</text:p>
          </table:table-cell>
          <table:table-cell/>
          <table:table-cell office:value-type="float" office:value="2018">
            <text:p>201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19">
            <text:p>119</text:p>
          </table:table-cell>
          <table:table-cell office:value-type="string">
            <text:p>Hopeful Heavens2</text:p>
          </table:table-cell>
          <table:table-cell office:value-type="string">
            <text:p>Bronze</text:p>
          </table:table-cell>
          <table:table-cell office:value-type="string">
            <text:p>18''x12''x7''(base)</text:p>
          </table:table-cell>
          <table:table-cell office:value-type="string">
            <text:p>1,10,000/</text:p>
          </table:table-cell>
          <table:table-cell office:value-type="string">
            <text:p>arushi</text:p>
          </table:table-cell>
          <table:table-cell/>
          <table:table-cell office:value-type="float" office:value="2021">
            <text:p>2021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20">
            <text:p>120</text:p>
          </table:table-cell>
          <table:table-cell office:value-type="string">
            <text:p>drumbeats-2(small)</text:p>
          </table:table-cell>
          <table:table-cell office:value-type="string">
            <text:p>Bronze</text:p>
          </table:table-cell>
          <table:table-cell office:value-type="string">
            <text:p>21''x16''x7'(base)</text:p>
          </table:table-cell>
          <table:table-cell office:value-type="string">
            <text:p>1,10,000/</text:p>
          </table:table-cell>
          <table:table-cell office:value-type="string">
            <text:p>sumeeta chopra</text:p>
          </table:table-cell>
          <table:table-cell/>
          <table:table-cell office:value-type="float" office:value="2021">
            <text:p>2021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21">
            <text:p>121</text:p>
          </table:table-cell>
          <table:table-cell office:value-type="string">
            <text:p>piggyback ride</text:p>
          </table:table-cell>
          <table:table-cell office:value-type="string">
            <text:p>bronze</text:p>
          </table:table-cell>
          <table:table-cell office:value-type="string">
            <text:p>16''x11''x7''(base)</text:p>
          </table:table-cell>
          <table:table-cell office:value-type="string">
            <text:p>40,000/</text:p>
          </table:table-cell>
          <table:table-cell office:value-type="string">
            <text:p>sumeeta chopra</text:p>
          </table:table-cell>
          <table:table-cell/>
          <table:table-cell office:value-type="float" office:value="2021">
            <text:p>2021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22">
            <text:p>122</text:p>
          </table:table-cell>
          <table:table-cell office:value-type="string">
            <text:p>Kindred Spirits(birds around)</text:p>
          </table:table-cell>
          <table:table-cell office:value-type="string">
            <text:p>bronze</text:p>
          </table:table-cell>
          <table:table-cell office:value-type="string">
            <text:p>33''x15''x12''(base)</text:p>
          </table:table-cell>
          <table:table-cell office:value-type="string">
            <text:p>2,1o,000/</text:p>
          </table:table-cell>
          <table:table-cell office:value-type="string">
            <text:p>arushi</text:p>
          </table:table-cell>
          <table:table-cell/>
          <table:table-cell office:value-type="float" office:value="2021">
            <text:p>2021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23">
            <text:p>123</text:p>
          </table:table-cell>
          <table:table-cell office:value-type="string">
            <text:p>feathered friend(NEW)</text:p>
          </table:table-cell>
          <table:table-cell office:value-type="string">
            <text:p>bronze</text:p>
          </table:table-cell>
          <table:table-cell office:value-type="string">
            <text:p>17''x19''x18''</text:p>
          </table:table-cell>
          <table:table-cell office:value-type="string">
            <text:p>2,10,000/</text:p>
          </table:table-cell>
          <table:table-cell office:value-type="string">
            <text:p>sumeeta chopra</text:p>
          </table:table-cell>
          <table:table-cell/>
          <table:table-cell office:value-type="float" office:value="2021">
            <text:p>2021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24">
            <text:p>124</text:p>
          </table:table-cell>
          <table:table-cell office:value-type="string">
            <text:p>drumbeats-3(small)</text:p>
          </table:table-cell>
          <table:table-cell office:value-type="string">
            <text:p>bronze</text:p>
          </table:table-cell>
          <table:table-cell/>
          <table:table-cell office:value-type="string">
            <text:p>1,20,000/</text:p>
          </table:table-cell>
          <table:table-cell office:value-type="string">
            <text:p>sumeeta chopra</text:p>
          </table:table-cell>
          <table:table-cell/>
          <table:table-cell office:value-type="float" office:value="2021">
            <text:p>2021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25">
            <text:p>125</text:p>
          </table:table-cell>
          <table:table-cell office:value-type="string">
            <text:p>swing on the rode</text:p>
          </table:table-cell>
          <table:table-cell office:value-type="string">
            <text:p>bronze</text:p>
          </table:table-cell>
          <table:table-cell office:value-type="string">
            <text:p>6'x3'x2'</text:p>
          </table:table-cell>
          <table:table-cell office:value-type="string">
            <text:p>6,00,000/</text:p>
          </table:table-cell>
          <table:table-cell office:value-type="string">
            <text:p>arushi</text:p>
          </table:table-cell>
          <table:table-cell office:value-type="string">
            <text:p>comissioned</text:p>
          </table:table-cell>
          <table:table-cell office:value-type="float" office:value="2021">
            <text:p>2021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26">
            <text:p>126</text:p>
          </table:table-cell>
          <table:table-cell office:value-type="string">
            <text:p>Flight of the Heart</text:p>
          </table:table-cell>
          <table:table-cell office:value-type="string">
            <text:p>bronze&amp;steel</text:p>
          </table:table-cell>
          <table:table-cell office:value-type="string">
            <text:p>36''x44''15''</text:p>
          </table:table-cell>
          <table:table-cell office:value-type="string">
            <text:p>4,30,000/</text:p>
          </table:table-cell>
          <table:table-cell table:number-columns-repeated="2"/>
          <table:table-cell office:value-type="float" office:value="2021">
            <text:p>2021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27">
            <text:p>127</text:p>
          </table:table-cell>
          <table:table-cell office:value-type="string">
            <text:p>joyous leap</text:p>
          </table:table-cell>
          <table:table-cell office:value-type="string">
            <text:p>bronze</text:p>
          </table:table-cell>
          <table:table-cell office:value-type="string">
            <text:p>29''x8''x8'' (base)</text:p>
          </table:table-cell>
          <table:table-cell office:value-type="string">
            <text:p>1,10,000/</text:p>
          </table:table-cell>
          <table:table-cell office:value-type="string">
            <text:p>art positive</text:p>
          </table:table-cell>
          <table:table-cell/>
          <table:table-cell office:value-type="float" office:value="2021">
            <text:p>2021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28">
            <text:p>128</text:p>
          </table:table-cell>
          <table:table-cell office:value-type="string">
            <text:p>victorious team</text:p>
          </table:table-cell>
          <table:table-cell office:value-type="string">
            <text:p>bronze</text:p>
          </table:table-cell>
          <table:table-cell office:value-type="string">
            <text:p>26''x13''x10'' (base)</text:p>
          </table:table-cell>
          <table:table-cell office:value-type="string">
            <text:p>1,55,000/</text:p>
          </table:table-cell>
          <table:table-cell office:value-type="string">
            <text:p>art positive</text:p>
          </table:table-cell>
          <table:table-cell/>
          <table:table-cell office:value-type="float" office:value="2021">
            <text:p>2021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29">
            <text:p>129</text:p>
          </table:table-cell>
          <table:table-cell office:value-type="string">
            <text:p>my dream clouds</text:p>
          </table:table-cell>
          <table:table-cell office:value-type="string">
            <text:p>bronze</text:p>
          </table:table-cell>
          <table:table-cell office:value-type="string">
            <text:p>23''x6''x6'' (base)</text:p>
          </table:table-cell>
          <table:table-cell office:value-type="string">
            <text:p>1,05,000/</text:p>
          </table:table-cell>
          <table:table-cell office:value-type="string">
            <text:p>art positive</text:p>
          </table:table-cell>
          <table:table-cell/>
          <table:table-cell office:value-type="float" office:value="2021">
            <text:p>2021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30">
            <text:p>130</text:p>
          </table:table-cell>
          <table:table-cell office:value-type="string">
            <text:p>kagaz ki kashti</text:p>
          </table:table-cell>
          <table:table-cell office:value-type="string">
            <text:p>bronze</text:p>
          </table:table-cell>
          <table:table-cell office:value-type="string">
            <text:p>16''x11''x5''(base)</text:p>
          </table:table-cell>
          <table:table-cell office:value-type="string">
            <text:p>90,000/</text:p>
          </table:table-cell>
          <table:table-cell office:value-type="string">
            <text:p>art positive</text:p>
          </table:table-cell>
          <table:table-cell/>
          <table:table-cell office:value-type="float" office:value="2021">
            <text:p>2021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31">
            <text:p>131</text:p>
          </table:table-cell>
          <table:table-cell office:value-type="string">
            <text:p>triumphant musicians</text:p>
          </table:table-cell>
          <table:table-cell office:value-type="string">
            <text:p>bronze</text:p>
          </table:table-cell>
          <table:table-cell office:value-type="string">
            <text:p>31''x12''x8''(base)</text:p>
          </table:table-cell>
          <table:table-cell office:value-type="string">
            <text:p>1,60,000/</text:p>
          </table:table-cell>
          <table:table-cell office:value-type="string">
            <text:p>art positive</text:p>
          </table:table-cell>
          <table:table-cell/>
          <table:table-cell office:value-type="float" office:value="2021">
            <text:p>2021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32">
            <text:p>132</text:p>
          </table:table-cell>
          <table:table-cell office:value-type="string">
            <text:p>family unison</text:p>
          </table:table-cell>
          <table:table-cell office:value-type="string">
            <text:p>bronze</text:p>
          </table:table-cell>
          <table:table-cell office:value-type="string">
            <text:p>15''x9''x5'' (base)</text:p>
          </table:table-cell>
          <table:table-cell office:value-type="string">
            <text:p>90,000/</text:p>
          </table:table-cell>
          <table:table-cell office:value-type="string">
            <text:p>art positive</text:p>
          </table:table-cell>
          <table:table-cell/>
          <table:table-cell office:value-type="float" office:value="2021">
            <text:p>2021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33">
            <text:p>133</text:p>
          </table:table-cell>
          <table:table-cell office:value-type="string">
            <text:p>buddha</text:p>
          </table:table-cell>
          <table:table-cell office:value-type="string">
            <text:p>Fiber &amp; brass</text:p>
          </table:table-cell>
          <table:table-cell office:value-type="string">
            <text:p>58''x50''x31'' (base)</text:p>
          </table:table-cell>
          <table:table-cell office:value-type="string">
            <text:p>2,80,000/</text:p>
          </table:table-cell>
          <table:table-cell office:value-type="string">
            <text:p>sumeeta chopra</text:p>
          </table:table-cell>
          <table:table-cell table:style-name="ce15" office:value-type="string">
            <text:p><text:s/>1/4</text:p>
          </table:table-cell>
          <table:table-cell office:value-type="float" office:value="2019">
            <text:p>2019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34">
            <text:p>134</text:p>
          </table:table-cell>
          <table:table-cell office:value-type="string">
            <text:p>potter</text:p>
          </table:table-cell>
          <table:table-cell office:value-type="string">
            <text:p>fiber</text:p>
          </table:table-cell>
          <table:table-cell office:value-type="string">
            <text:p>67”x41”x44”(base)</text:p>
          </table:table-cell>
          <table:table-cell office:value-type="string">
            <text:p>3,00,000/</text:p>
          </table:table-cell>
          <table:table-cell table:number-columns-repeated="2"/>
          <table:table-cell office:value-type="float" office:value="2016">
            <text:p>2016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35">
            <text:p>135</text:p>
          </table:table-cell>
          <table:table-cell office:value-type="string">
            <text:p>Surya Namaskar</text:p>
          </table:table-cell>
          <table:table-cell office:value-type="string">
            <text:p>bronze&amp;steel</text:p>
          </table:table-cell>
          <table:table-cell office:value-type="string">
            <text:p>44" x 14" x 8"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36">
            <text:p>136</text:p>
          </table:table-cell>
          <table:table-cell office:value-type="string">
            <text:p>Shiva</text:p>
          </table:table-cell>
          <table:table-cell office:value-type="string">
            <text:p>Bronze</text:p>
          </table:table-cell>
          <table:table-cell office:value-type="string">
            <text:p>28" x 11" x 11"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37">
            <text:p>137</text:p>
          </table:table-cell>
          <table:table-cell office:value-type="string">
            <text:p>Kitkit</text:p>
          </table:table-cell>
          <table:table-cell office:value-type="string">
            <text:p>Bronze&amp;steel</text:p>
          </table:table-cell>
          <table:table-cell office:value-type="string">
            <text:p>34" x 11" x 18"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38">
            <text:p>138</text:p>
          </table:table-cell>
          <table:table-cell office:value-type="string">
            <text:p>Moon</text:p>
          </table:table-cell>
          <table:table-cell office:value-type="string">
            <text:p>Bronze</text:p>
          </table:table-cell>
          <table:table-cell office:value-type="string">
            <text:p>65" x 30" x 20"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39">
            <text:p>139</text:p>
          </table:table-cell>
          <table:table-cell office:value-type="string">
            <text:p>Rain</text:p>
          </table:table-cell>
          <table:table-cell office:value-type="string">
            <text:p>Bronze&amp;steel</text:p>
          </table:table-cell>
          <table:table-cell office:value-type="string">
            <text:p>67" x 32" x 16"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40">
            <text:p>140</text:p>
          </table:table-cell>
          <table:table-cell office:value-type="string">
            <text:p>Slide</text:p>
          </table:table-cell>
          <table:table-cell office:value-type="string">
            <text:p>Bronze</text:p>
          </table:table-cell>
          <table:table-cell office:value-type="string">
            <text:p>46" x 22" x 12"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41">
            <text:p>141</text:p>
          </table:table-cell>
          <table:table-cell office:value-type="string">
            <text:p>Bird</text:p>
          </table:table-cell>
          <table:table-cell office:value-type="string">
            <text:p>bronze</text:p>
          </table:table-cell>
          <table:table-cell office:value-type="string">
            <text:p>50" x 16" x 19"</text:p>
          </table:table-cell>
          <table:table-cell table:number-columns-repeated="1019"/>
        </table:table-row>
        <table:table-row table:style-name="ro2" table:number-rows-repeated="104843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 table:print="false">
        <table:table-column table:style-name="co1" table:number-columns-repeated="1024" table:default-cell-style-name="Excel_20_Built-in_20_Normal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3" table:print="false">
        <table:table-column table:style-name="co1" table:number-columns-repeated="1024" table:default-cell-style-name="Excel_20_Built-in_20_Normal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IN">
      <number:number number:min-integer-digits="1"/>
    </number:number-style>
    <number:number-style style:name="N8106P0" style:volatile="true" number:language="en" number:country="IN">
      <number:number number:decimal-places="0" number:min-integer-digits="1" number:grouping="true"/>
    </number:number-style>
    <number:number-style style:name="N8106" number:language="en" number:country="IN">
      <number:text>-</number:text>
      <number:number number:decimal-places="0" number:min-integer-digits="1" number:grouping="true"/>
      <style:map style:condition="value()&gt;=0" style:apply-style-name="N8106P0"/>
    </number:number-style>
    <number:number-style style:name="N8107P0" style:volatile="true" number:language="en" number:country="IN">
      <number:number number:decimal-places="0" number:min-integer-digits="1" number:grouping="true"/>
    </number:number-style>
    <number:number-style style:name="N8107" number:language="en" number:country="IN">
      <style:text-properties fo:color="#ff0000"/>
      <number:text>-</number:text>
      <number:number number:decimal-places="0" number:min-integer-digits="1" number:grouping="true"/>
      <style:map style:condition="value()&gt;=0" style:apply-style-name="N8107P0"/>
    </number:number-style>
    <number:number-style style:name="N8108P0" style:volatile="true" number:language="en" number:country="IN">
      <number:number number:decimal-places="2" number:min-integer-digits="1" number:grouping="true"/>
    </number:number-style>
    <number:number-style style:name="N8108" number:language="en" number:country="IN">
      <number:text>-</number:text>
      <number:number number:decimal-places="2" number:min-integer-digits="1" number:grouping="true"/>
      <style:map style:condition="value()&gt;=0" style:apply-style-name="N8108P0"/>
    </number:number-style>
    <number:number-style style:name="N8109P0" style:volatile="true" number:language="en" number:country="IN">
      <number:number number:decimal-places="2" number:min-integer-digits="1" number:grouping="true"/>
    </number:number-style>
    <number:number-style style:name="N8109" number:language="en" number:country="IN">
      <style:text-properties fo:color="#ff0000"/>
      <number:text>-</number:text>
      <number:number number:decimal-places="2" number:min-integer-digits="1" number:grouping="true"/>
      <style:map style:condition="value()&gt;=0" style:apply-style-name="N8109P0"/>
    </number:number-style>
    <number:number-style style:name="N8113P0" style:volatile="true" number:language="en" number:country="IN">
      <number:number number:decimal-places="0" number:min-integer-digits="1" number:grouping="true"/>
      <number:text> </number:text>
    </number:number-style>
    <number:number-style style:name="N8113P1" style:volatile="true" number:language="en" number:country="IN">
      <number:text>-</number:text>
      <number:number number:decimal-places="0" number:min-integer-digits="1" number:grouping="true"/>
      <number:text> </number:text>
    </number:number-style>
    <number:number-style style:name="N8113P2" style:volatile="true" number:language="en" number:country="IN">
      <number:text> - </number:text>
    </number:number-style>
    <number:text-style style:name="N8113" number:language="en" number:country="IN">
      <number:text-content/>
      <number:text> </number:text>
      <style:map style:condition="value()&gt;0" style:apply-style-name="N8113P0"/>
      <style:map style:condition="value()&lt;0" style:apply-style-name="N8113P1"/>
      <style:map style:condition="value()=0" style:apply-style-name="N8113P2"/>
    </number:text-style>
    <number:number-style style:name="N8117P0" style:volatile="true" number:language="en" number:country="IN">
      <number:number number:decimal-places="2" number:min-integer-digits="1" number:grouping="true"/>
      <number:text> </number:text>
    </number:number-style>
    <number:number-style style:name="N8117P1" style:volatile="true" number:language="en" number:country="IN">
      <number:text>-</number:text>
      <number:number number:decimal-places="2" number:min-integer-digits="1" number:grouping="true"/>
      <number:text> </number:text>
    </number:number-style>
    <number:number-style style:name="N8117P2" style:volatile="true" number:language="en" number:country="IN">
      <number:text> -</number:text>
      <number:number number:decimal-places="0" number:min-integer-digits="0"/>
      <number:text> </number:text>
    </number:number-style>
    <number:text-style style:name="N8117" number:language="en" number:country="IN">
      <number:text-content/>
      <number:text> </number:text>
      <style:map style:condition="value()&gt;0" style:apply-style-name="N8117P0"/>
      <style:map style:condition="value()&lt;0" style:apply-style-name="N8117P1"/>
      <style:map style:condition="value()=0" style:apply-style-name="N8117P2"/>
    </number:text-style>
    <number:time-style style:name="N8118" number:language="en" number:country="IN">
      <number:minutes number:style="long"/>
      <number:text>:</number:text>
      <number:seconds number:style="long"/>
    </number:time-style>
    <number:time-style style:name="N8119" number:language="en" number:country="I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0" number:language="en" number:country="IN">
      <number:minutes number:style="long"/>
      <number:text>:</number:text>
      <number:seconds number:style="long" number:decimal-places="1"/>
    </number:time-style>
    <number:number-style style:name="N8121" number:language="en" number:country="IN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3-20">20/03/2022</text:date>, <text:time>09:08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3-20T09:08:14.80</dc:date>
    <dc:creator>Suprabhat Maurya</dc:creator>
    <meta:generator>OpenOffice/4.1.11$Win32 OpenOffice.org_project/4111m1$Build-9808</meta:generator>
    <meta:editing-duration>PT3H34M3S</meta:editing-duration>
    <meta:editing-cycles>27</meta:editing-cycles>
    <meta:document-statistic meta:table-count="3" meta:cell-count="723" meta:object-count="0"/>
  </office:meta>
</office:document-meta>
</file>